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6.877cm" style:rel-column-width="3899*"/>
    </style:style>
    <style:style style:name="Table1.B" style:family="table-column">
      <style:table-column-properties style:column-width="2.117cm" style:rel-column-width="1200*"/>
    </style:style>
    <style:style style:name="Table1.C" style:family="table-column">
      <style:table-column-properties style:column-width="2.277cm" style:rel-column-width="1291*"/>
    </style:style>
    <style:style style:name="Table1.D" style:family="table-column">
      <style:table-column-properties style:column-width="1.984cm" style:rel-column-width="1125*"/>
    </style:style>
    <style:style style:name="Table1.E" style:family="table-column">
      <style:table-column-properties style:column-width="2.011cm" style:rel-column-width="1140*"/>
    </style:style>
    <style:style style:name="Table1.F" style:family="table-column">
      <style:table-column-properties style:column-width="2.328cm" style:rel-column-width="1320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F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.F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erif2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2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if test="sale.invoice_address"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sale.state == 'draft'"&gt;</text:placeholder></text:p>
      <text:p text:style-name="P11">Draft Sale Order</text:p>
      <text:p text:style-name="P7"><text:placeholder text:placeholder-type="text">&lt;/when&gt;</text:placeholder></text:p>
      <text:p text:style-name="P7"><text:placeholder text:placeholder-type="text">&lt;when test="sale.state == 'quotation'"&gt;</text:placeholder></text:p>
      <text:p text:style-name="P11">Quotation N°: <text:placeholder text:placeholder-type="text">&lt;sale.reference&gt;</text:placeholder>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1">Sale Order N°: <text:placeholder text:placeholder-type="text">&lt;sale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Discount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F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6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1.A5" office:value-type="string">
            <text:p text:style-name="P4"><text:placeholder text:placeholder-type="text">&lt;(formatLang(line.quantity, sal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formatLang(line.unit_price, sale.party.lang, currency=sale.currency)&gt;</text:placeholder><text:soft-page-break/></text:p>
          </table:table-cell>
          <table:table-cell table:style-name="Table1.A5" office:value-type="string">
            <text:p text:style-name="P4"><text:placeholder text:placeholder-type="text">&lt;formatLang(line.discount, sale.party.lang)&gt;</text:placeholder> %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soft-page-break/><text:placeholder text:placeholder-type="text">&lt;tax.description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sale.party.lang, currency=sale.currency)&gt;</text:placeholder><text:soft-page-break/></text:p>
          </table:table-cell>
        </table:table-row>
        <table:table-row>
          <table:table-cell table:style-name="Table1.A2" table:number-columns-spanned="6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4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2" table:number-columns-spanned="6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table-cell table:style-name="Table1.F11" office:value-type="string">
            <text:p text:style-name="Heading_20_2"/>
          </table:table-cell>
        </table:table-row>
        <table:table-row>
          <table:table-cell table:style-name="Table1.A2" table:number-columns-spanned="6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4" meta:paragraph-count="71" meta:word-count="173" meta:character-count="1936"/>
    <meta:user-defined meta:name="Info 1"/>
    <meta:user-defined meta:name="Info 2"/>
    <meta:user-defined meta:name="Info 3"/>
    <meta:user-defined meta:name="Info 4"/>
  </office:meta>
</office:document-meta>
</file>